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/>
      <style:text-properties fo:font-size="7pt" officeooo:rsid="003f0129" officeooo:paragraph-rsid="003f0129" style:font-size-asian="7pt" style:font-size-complex="7pt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en" fo:country="US" officeooo:rsid="0029be32" officeooo:paragraph-rsid="0029be32"/>
    </style:style>
    <style:style style:name="P5" style:family="paragraph" style:parent-style-name="Text_20_body">
      <style:text-properties fo:font-size="10pt" fo:language="en" fo:country="US" fo:font-weight="normal" officeooo:rsid="001edc2c" officeooo:paragraph-rsid="001edc2c" style:font-size-asian="10pt" style:font-weight-asian="normal" style:font-size-complex="10pt" style:font-weight-complex="normal"/>
    </style:style>
    <style:style style:name="P6" style:family="paragraph" style:parent-style-name="Header">
      <style:paragraph-properties fo:text-align="end" style:justify-single-word="false"/>
      <style:text-properties fo:font-size="7pt" officeooo:rsid="004ae872" officeooo:paragraph-rsid="004ae872" style:font-size-asian="7pt" style:font-size-complex="7pt"/>
    </style:style>
    <style:style style:name="P7" style:family="paragraph" style:parent-style-name="Header">
      <style:paragraph-properties fo:text-align="end" style:justify-single-word="false"/>
      <style:text-properties officeooo:paragraph-rsid="003f0129"/>
    </style:style>
    <style:style style:name="P8" style:family="paragraph" style:parent-style-name="Text_20_body" style:master-page-name="First_20_Page">
      <style:paragraph-properties style:page-number="auto"/>
      <style:text-properties fo:language="en" fo:country="US" officeooo:rsid="0024be1a" officeooo:paragraph-rsid="0024be1a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Text_20_body">
      <style:text-properties officeooo:paragraph-rsid="00423b3b"/>
    </style:style>
    <style:style style:name="P11" style:family="paragraph" style:parent-style-name="Text_20_body">
      <style:text-properties officeooo:paragraph-rsid="0047f1f9"/>
    </style:style>
    <style:style style:name="P12" style:family="paragraph" style:parent-style-name="Text_20_body">
      <style:text-properties officeooo:rsid="0048238a" officeooo:paragraph-rsid="004ae872"/>
    </style:style>
    <style:style style:name="P13" style:family="paragraph" style:parent-style-name="Text_20_body">
      <style:text-properties officeooo:paragraph-rsid="0048238a"/>
    </style:style>
    <style:style style:name="P14" style:family="paragraph" style:parent-style-name="Text_20_body">
      <style:text-properties officeooo:paragraph-rsid="004ae872"/>
    </style:style>
    <style:style style:name="P15" style:family="paragraph" style:parent-style-name="Text_20_body">
      <style:text-properties officeooo:paragraph-rsid="003e4bb0"/>
    </style:style>
    <style:style style:name="T1" style:family="text">
      <style:text-properties officeooo:rsid="002d45d0"/>
    </style:style>
    <style:style style:name="T2" style:family="text">
      <style:text-properties fo:font-weight="bold" officeooo:rsid="003e4bb0" style:font-weight-asian="bold" style:font-weight-complex="bold"/>
    </style:style>
    <style:style style:name="T3" style:family="text">
      <style:text-properties officeooo:rsid="003a4c99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officeooo:rsid="003f0129" style:font-size-asian="7pt" style:font-size-complex="7pt"/>
    </style:style>
    <style:style style:name="T6" style:family="text">
      <style:text-properties fo:font-size="7pt" officeooo:rsid="00423b3b" style:font-size-asian="7pt" style:font-size-complex="7pt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423b3b"/>
    </style:style>
    <style:style style:name="T9" style:family="text">
      <style:text-properties fo:language="en" fo:country="US" officeooo:rsid="0044d81b"/>
    </style:style>
    <style:style style:name="T10" style:family="text">
      <style:text-properties fo:language="en" fo:country="US" officeooo:rsid="00463479"/>
    </style:style>
    <style:style style:name="T11" style:family="text">
      <style:text-properties fo:language="en" fo:country="US" officeooo:rsid="0047f1f9"/>
    </style:style>
    <style:style style:name="T12" style:family="text">
      <style:text-properties fo:language="en" fo:country="US" officeooo:rsid="0048238a"/>
    </style:style>
    <style:style style:name="T13" style:family="text">
      <style:text-properties fo:language="en" fo:country="US" officeooo:rsid="0029be32"/>
    </style:style>
    <style:style style:name="T14" style:family="text">
      <style:text-properties fo:language="en" fo:country="US" officeooo:rsid="004a08a8"/>
    </style:style>
    <style:style style:name="T15" style:family="text">
      <style:text-properties fo:language="en" fo:country="US" officeooo:rsid="004ae872"/>
    </style:style>
    <style:style style:name="T16" style:family="text">
      <style:text-properties fo:language="en" fo:country="US" fo:font-weight="bold" officeooo:rsid="003e4bb0" style:font-weight-asian="bold" style:font-weight-complex="bold"/>
    </style:style>
    <style:style style:name="T17" style:family="text">
      <style:text-properties fo:language="en" fo:country="US" fo:font-weight="bold" officeooo:rsid="004b7868" style:font-weight-asian="bold" style:font-weight-complex="bold"/>
    </style:style>
    <style:style style:name="T18" style:family="text">
      <style:text-properties fo:language="en" fo:country="US" officeooo:rsid="004b7868"/>
    </style:style>
    <style:style style:name="T19" style:family="text">
      <style:text-properties officeooo:rsid="004b7868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date style:data-style-name="N76" text:date-value="2022-03-23T17:02:32.670167642">March 23, 2022</text:date></text:p>
      <text:p text:style-name="P3"/>
      <text:p text:style-name="P3">Dear <text:span text:style-name="T1">Hiring Manager, </text:span></text:p>
      <text:p text:style-name="P10"><text:span text:style-name="T8">Per conversations with Stuart Curley, Director of Architecture, I hereby submit my application to the job Automation and Orchestration Architect. </text:span><text:span text:style-name="T9">My previous experiences in a number of different roles would be valuable </text:span><text:span text:style-name="T12">to</text:span><text:span text:style-name="T9"> bring diversified perspectives to the job.</text:span></text:p>
      <text:p text:style-name="P11"><text:span text:style-name="T10">Ever since I was 10 or so and wrote my first computer programs, the act of coding</text:span><text:span text:style-name="T7"> always </text:span><text:span text:style-name="T10">gave</text:span><text:span text:style-name="T7"> me that feeling of untapped possibilities, </text:span><text:span text:style-name="T10">like a kid with a bucket full of Legos: I can do anything! Many years later, when I started working with computers, as opposed to just playing with them, I realised that it was not just that creative aspect that mattered to me, but </text:span><text:span text:style-name="T11">also </text:span><text:span text:style-name="T10">I noticed that I like </text:span><text:span text:style-name="T11">finding the patterns into the situations, processes, jobs, etc. Every time I found a pattern, that was potentially another opportunity </text:span><text:span text:style-name="T10">to exercise that creativity. T</text:span><text:span text:style-name="T11">hose forces drove me to many different roles in my career, from programming to system administration, to business processes consultant, support manager, and DevOps engineer, to mention a few.</text:span></text:p>
      <text:p text:style-name="P13"><text:span text:style-name="T11">F</text:span><text:span text:style-name="T12">or the last three years my job role has been fuzzily defined job as Automation Manager. Although there’s never been a very specific charter associated to that, during that time my main task was to find automation opportunities in many different teams – at first in the ITOS team (IT Support before Fawkes-Runa split), then in ITSG as a whole, then the CSI team, now in the ITS Platform team.</text:span></text:p>
      <text:p text:style-name="P12"><text:span text:style-name="T7">My contributions </text:span><text:span text:style-name="T14">range from creating a self-remediation system to assist support teams, to drafting a RBAC model for authentication across the entire organization, improving technical processes like reducing one the CI/CD of one of the mission critical systems from almost one hour to less than 15 minutes </text:span><text:span text:style-name="T15">or creating Ansible playbooks to automate some of the Platform tasks</text:span><text:span text:style-name="T14">, improving business processes (our local HR commented recently how I would always bring new ideas and ways to improve their procedures), among other examples.</text:span></text:p>
      <text:p text:style-name="P14"><text:span text:style-name="T14">I </text:span><text:span text:style-name="T15">believe the </text:span><text:span text:style-name="T18">organisation </text:span><text:span text:style-name="T15">could </text:span><text:span text:style-name="T18">benefit from </text:span><text:span text:style-name="T15">that experience, and take it even further, by finding the patterns in Automation itself and then finding </text:span><text:span text:style-name="T14">creative ways to improve </text:span><text:span text:style-name="T15">on </text:span><text:span text:style-name="T14">them, </text:span><text:span text:style-name="T15">as well as diffusing that mindset to our teams.</text:span></text:p>
      <text:p text:style-name="P15"><text:span text:style-name="T13">Please consider my application for the role of </text:span><text:span text:style-name="T17">Automation and Orchestration Architect</text:span><text:span text:style-name="T13">. </text:span></text:p>
      <text:p text:style-name="P4">Thank you in advance for your time and consideration. I am looking forward for your reply.</text:p>
      <text:p text:style-name="P3">Yours sincerely,</text:p>
      <text:p text:style-name="P5">Alexei Znamensk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0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0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Mangal1" style:font-family-complex="Mangal"/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style:font-name="Open Sans1" fo:font-family="'Open Sans'" style:font-family-generic="swiss" style:font-pitch="variable" fo:font-size="10pt" officeooo:rsid="000c5d28" style:font-size-asian="10pt" style:font-size-complex="10pt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style:font-name="Open Sans1" fo:font-family="'Open Sans'" style:font-family-generic="swiss" style:font-pitch="variable" fo:font-size="10pt" officeooo:rsid="000e487e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MP2" style:family="paragraph" style:parent-style-name="Header">
      <style:paragraph-properties fo:text-align="end" style:justify-single-word="false"/>
      <style:text-properties fo:font-size="7pt" officeooo:rsid="003f0129" officeooo:paragraph-rsid="003f0129" style:font-size-asian="7pt" style:font-size-complex="7pt"/>
    </style:style>
    <style:style style:name="MP3" style:family="paragraph" style:parent-style-name="Header">
      <style:paragraph-properties fo:text-align="end" style:justify-single-word="false"/>
      <style:text-properties officeooo:paragraph-rsid="003f0129"/>
    </style:style>
    <style:style style:name="MP4" style:family="paragraph" style:parent-style-name="Header">
      <style:paragraph-properties fo:text-align="end" style:justify-single-word="false"/>
      <style:text-properties fo:font-size="7pt" officeooo:rsid="004ae872" officeooo:paragraph-rsid="004ae872" style:font-size-asian="7pt" style:font-size-complex="7pt"/>
    </style:style>
    <style:style style:name="MT1" style:family="text">
      <style:text-properties fo:font-size="7pt" officeooo:rsid="003f0129" style:font-size-asian="7pt" style:font-size-complex="7pt"/>
    </style:style>
    <style:style style:name="MT2" style:family="text">
      <style:text-properties fo:font-size="7pt" officeooo:rsid="00423b3b" style:font-size-asian="7pt" style:font-size-complex="7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ALEXEI ZNAMENSKY</text:p>
        <text:p text:style-name="MP3"><text:span text:style-name="MT1"><text:tab/></text:span><text:span text:style-name="MT2">14 Allenby Rd, Panmure, Auckland 1072</text:span></text:p>
        <text:p text:style-name="MP4">NEW ZEALAN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07T14:46:41.243891504</meta:creation-date>
    <meta:editing-duration>PT13H8M41S</meta:editing-duration>
    <meta:editing-cycles>26</meta:editing-cycles>
    <meta:generator>LibreOffice/6.4.7.2$Linux_X86_64 LibreOffice_project/40$Build-2</meta:generator>
    <dc:description>Moderate business letter with sans-serif font </dc:description>
    <dc:title>"Moderate" business letter</dc:title>
    <dc:date>2022-03-23T17:02:32.549433667</dc:date>
    <dc:creator>Alexei Znamensky</dc:creator>
    <meta:document-statistic meta:table-count="0" meta:image-count="0" meta:object-count="0" meta:page-count="1" meta:paragraph-count="15" meta:word-count="406" meta:character-count="2483" meta:non-whitespace-character-count="2088"/>
    <meta:template xlink:type="simple" xlink:actuate="onRequest" xlink:title="&quot;Moderate&quot; business letter" xlink:href="../../../../usr/lib/libreoffice/share/template/common/officorr/Moderate_business_letter_sans_serif.ott" meta:date="2016-09-07T14:46:41.039430491"/>
  </office:meta>
</office:document-meta>
</file>